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cc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800000" draw:textarea-vertical-align="middle" draw:auto-grow-height="false" fo:min-height="0.749cm" fo:min-width="0.499cm"/>
    </style:style>
    <style:style style:name="gr4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fill="solid" draw:fill-color="#00ff00" draw:textarea-vertical-align="middle" draw:auto-grow-height="false" fo:min-height="0.749cm" fo:min-width="0.49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6pt"/>
    </style:style>
    <style:style style:name="P3" style:family="paragraph">
      <style:paragraph-properties fo:margin-left="0cm" fo:margin-right="0cm" fo:text-indent="0cm" style:text-autospace="none"/>
    </style:style>
    <style:style style:name="P4" style:family="paragraph">
      <style:paragraph-properties fo:margin-left="0cm" fo:margin-right="0cm" fo:text-align="center" fo:text-indent="0cm" style:text-autospace="none"/>
    </style:style>
    <style:style style:name="P5" style:family="paragraph">
      <style:paragraph-properties fo:margin-left="0cm" fo:margin-right="0cm" fo:text-align="center" fo:text-indent="0cm"/>
      <style:text-properties fo:font-size="28pt" fo:font-weight="bold"/>
    </style:style>
    <style:style style:name="P6" style:family="paragraph">
      <style:paragraph-properties fo:text-align="center"/>
    </style:style>
    <style:style style:name="T1" style:family="text">
      <style:text-properties fo:font-size="26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26pt" fo:language="en" fo:country="US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26pt" fo:language="en" fo:country="US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4" style:family="text">
      <style:text-properties fo:font-size="28pt" fo:font-weight="bold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28pt" fo:language="en" fo:country="US" fo:font-style="normal" fo:text-shadow="none" style:text-underline-style="none" fo:font-weight="bold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office:forms form:automatic-focus="false" form:apply-design-mode="false"/>
        <draw:rect draw:style-name="gr1" draw:text-style-name="P2" draw:layer="layout" svg:width="6.5cm" svg:height="2.29cm" svg:x="5.25cm" svg:y="1.2cm">
          <text:p text:style-name="P1"><text:span text:style-name="T1">WEB</text:span></text:p>
        </draw:rect>
        <draw:rect draw:style-name="gr1" draw:text-style-name="P2" draw:layer="layout" svg:width="6.5cm" svg:height="2.29cm" svg:x="5.25cm" svg:y="7.147cm">
          <text:p text:style-name="P1"><text:span text:style-name="T1">TEXT</text:span></text:p>
        </draw:rect>
        <draw:rect draw:style-name="gr1" draw:text-style-name="P2" draw:layer="layout" svg:width="6.5cm" svg:height="3cm" svg:x="5.25cm" svg:y="13.094cm">
          <text:p text:style-name="P3"><text:span text:style-name="T2">Linguistic</text:span></text:p>
          <text:p text:style-name="P4"><text:span text:style-name="T3">trees</text:span></text:p>
        </draw:rect>
        <draw:rect draw:style-name="gr1" draw:text-style-name="P2" draw:layer="layout" svg:width="6.5cm" svg:height="2.29cm" svg:x="5.25cm" svg:y="26.411cm">
          <text:p text:style-name="P1"><text:span text:style-name="T1">Ontology</text:span></text:p>
        </draw:rect>
        <draw:custom-shape draw:style-name="gr2" draw:text-style-name="P5" draw:layer="layout" svg:width="2.279cm" svg:height="2.793cm" svg:x="7.361cm" svg:y="3.922cm">
          <text:p text:style-name="P1"><text:span text:style-name="T4">1) </text:span><text:span text:style-name="T5">Extraction of text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5" draw:layer="layout" svg:width="2.279cm" svg:height="2.793cm" svg:x="7.361cm" svg:y="9.869cm">
          <text:p text:style-name="P1"><text:span text:style-name="T4">2) </text:span><text:span text:style-name="T5">Linguistic annotation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5" draw:layer="layout" svg:width="2.279cm" svg:height="2.793cm" svg:x="7.361cm" svg:y="16.526cm">
          <text:p text:style-name="P1"><text:span text:style-name="T4">3) </text:span><text:span text:style-name="T5">Data extraction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5" draw:layer="layout" svg:width="2.279cm" svg:height="2.793cm" svg:x="7.361cm" svg:y="23.183cm">
          <text:p text:style-name="P1"><text:span text:style-name="T4">4) </text:span><text:span text:style-name="T5">Semantic representation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6" draw:layer="layout" svg:width="1.021cm" svg:height="1.021cm" svg:x="13.939cm" svg:y="15.122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3" draw:text-style-name="P6" draw:layer="layout" svg:width="1.021cm" svg:height="1.021cm" svg:x="13.94cm" svg:y="17.565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3" draw:text-style-name="P6" draw:layer="layout" svg:width="1.021cm" svg:height="1.021cm" svg:x="13.979cm" svg:y="20.007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line draw:style-name="gr4" draw:text-style-name="P6" draw:layer="layout" svg:x1="12.136cm" svg:y1="14.627cm" svg:x2="13.939cm" svg:y2="15.382cm">
          <text:p/>
        </draw:line>
        <draw:line draw:style-name="gr4" draw:text-style-name="P6" draw:layer="layout" svg:x1="14.48cm" svg:y1="16.143cm" svg:x2="14.48cm" svg:y2="17.565cm">
          <text:p/>
        </draw:line>
        <draw:line draw:style-name="gr4" draw:text-style-name="P6" draw:layer="layout" svg:x1="14.48cm" svg:y1="18.586cm" svg:x2="14.48cm" svg:y2="20.007cm">
          <text:p/>
        </draw:line>
        <draw:line draw:style-name="gr4" draw:text-style-name="P6" draw:layer="layout" svg:x1="13.979cm" svg:y1="20.674cm" svg:x2="12.212cm" svg:y2="21.506cm">
          <text:p/>
        </draw:line>
        <draw:rect draw:style-name="gr1" draw:text-style-name="P2" draw:layer="layout" svg:width="6.5cm" svg:height="3cm" svg:x="5.25cm" svg:y="19.75cm">
          <text:p text:style-name="P1"><text:span text:style-name="T1">Raw data</text:span></text:p>
        </draw:rect>
        <draw:custom-shape draw:style-name="gr3" draw:text-style-name="P6" draw:layer="layout" svg:width="1.021cm" svg:height="1.021cm" svg:x="15.782cm" svg:y="22.94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3" draw:text-style-name="P6" draw:layer="layout" svg:width="1.021cm" svg:height="1.021cm" svg:x="15.822cm" svg:y="25.865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line draw:style-name="gr4" draw:text-style-name="P6" draw:layer="layout" svg:x1="12.86cm" svg:y1="21.843cm" svg:x2="15.782cm" svg:y2="22.949cm">
          <text:p/>
        </draw:line>
        <draw:line draw:style-name="gr4" draw:text-style-name="P6" draw:layer="layout" svg:x1="16.336cm" svg:y1="23.97cm" svg:x2="16.323cm" svg:y2="25.865cm">
          <text:p/>
        </draw:line>
        <draw:line draw:style-name="gr4" draw:text-style-name="P6" draw:layer="layout" svg:x1="15.822cm" svg:y1="26.886cm" svg:x2="12.582cm" svg:y2="27.873cm">
          <text:p/>
        </draw:line>
        <draw:custom-shape draw:style-name="gr5" draw:text-style-name="P6" draw:layer="layout" svg:width="1.021cm" svg:height="1.021cm" svg:x="17.139cm" svg:y="16.32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" draw:text-style-name="P6" draw:layer="layout" svg:width="1.021cm" svg:height="1.021cm" svg:x="17.179cm" svg:y="18.708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line draw:style-name="gr4" draw:text-style-name="P6" draw:layer="layout" svg:x1="15.336cm" svg:y1="15.828cm" svg:x2="17.139cm" svg:y2="16.583cm">
          <text:p/>
        </draw:line>
        <draw:line draw:style-name="gr4" draw:text-style-name="P6" draw:layer="layout" svg:x1="17.68cm" svg:y1="17.344cm" svg:x2="17.68cm" svg:y2="18.766cm">
          <text:p/>
        </draw:line>
        <draw:line draw:style-name="gr4" draw:text-style-name="P6" draw:layer="layout" svg:x1="17.179cm" svg:y1="19.375cm" svg:x2="15.412cm" svg:y2="20.2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cs" fo:country="CZ" style:font-size-asian="21.2000007629395pt" style:language-asian="cs" style:country-asian="CZ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7-07-21T15:07:10</meta:creation-date>
    <dc:date>2008-03-16T09:27:26</dc:date>
    <dc:language>cs-CZ</dc:language>
    <meta:editing-cycles>8</meta:editing-cycles>
    <meta:editing-duration>PT39M10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